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69b58" officeooo:paragraph-rsid="00069b58"/>
    </style:style>
    <style:style style:name="P2" style:family="paragraph" style:parent-style-name="Standard" style:list-style-name="L1">
      <style:text-properties officeooo:rsid="0007d083" officeooo:paragraph-rsid="0007d083"/>
    </style:style>
    <style:style style:name="P3" style:family="paragraph" style:parent-style-name="Standard" style:list-style-name="L1">
      <style:text-properties officeooo:rsid="000946c8" officeooo:paragraph-rsid="000946c8"/>
    </style:style>
    <style:style style:name="P4" style:family="paragraph" style:parent-style-name="Standard" style:list-style-name="L2">
      <style:text-properties officeooo:paragraph-rsid="00069b58"/>
    </style:style>
    <style:style style:name="P5" style:family="paragraph" style:parent-style-name="Standard" style:list-style-name="L1">
      <style:text-properties officeooo:rsid="000a2c87" officeooo:paragraph-rsid="000a2c87"/>
    </style:style>
    <style:style style:name="P6" style:family="paragraph" style:parent-style-name="Standard" style:list-style-name="L1">
      <style:text-properties officeooo:rsid="000b28e4" officeooo:paragraph-rsid="000b28e4"/>
    </style:style>
    <style:style style:name="P7" style:family="paragraph" style:parent-style-name="Standard" style:list-style-name="L1">
      <style:text-properties officeooo:rsid="000d1f07" officeooo:paragraph-rsid="000d1f07"/>
    </style:style>
    <style:style style:name="P8" style:family="paragraph" style:parent-style-name="Standard" style:list-style-name="L1">
      <style:text-properties officeooo:rsid="000ebcc0" officeooo:paragraph-rsid="000ebcc0"/>
    </style:style>
    <style:style style:name="P9" style:family="paragraph" style:parent-style-name="Standard" style:list-style-name="L1">
      <style:text-properties officeooo:rsid="000f9bc8" officeooo:paragraph-rsid="000f9bc8"/>
    </style:style>
    <style:style style:name="P10" style:family="paragraph" style:parent-style-name="Standard" style:list-style-name="L1">
      <style:text-properties officeooo:rsid="001007da" officeooo:paragraph-rsid="001007da"/>
    </style:style>
    <style:style style:name="P11" style:family="paragraph" style:parent-style-name="Standard" style:list-style-name="L1">
      <style:text-properties officeooo:rsid="00118825" officeooo:paragraph-rsid="00118825"/>
    </style:style>
    <style:style style:name="P12" style:family="paragraph" style:parent-style-name="Standard" style:list-style-name="L1">
      <style:text-properties officeooo:rsid="0014008d" officeooo:paragraph-rsid="0014008d"/>
    </style:style>
    <style:style style:name="P13" style:family="paragraph" style:parent-style-name="Standard" style:list-style-name="L1">
      <style:text-properties officeooo:rsid="0014d432" officeooo:paragraph-rsid="0014d432"/>
    </style:style>
    <style:style style:name="P14" style:family="paragraph" style:parent-style-name="Standard" style:list-style-name="L1">
      <style:text-properties officeooo:rsid="00167261" officeooo:paragraph-rsid="00167261"/>
    </style:style>
    <style:style style:name="P15" style:family="paragraph" style:parent-style-name="Standard" style:list-style-name="L1">
      <style:text-properties officeooo:rsid="00178806" officeooo:paragraph-rsid="00178806"/>
    </style:style>
    <style:style style:name="P16" style:family="paragraph" style:parent-style-name="Standard" style:list-style-name="L1">
      <style:text-properties officeooo:rsid="00194caa" officeooo:paragraph-rsid="00194caa"/>
    </style:style>
    <style:style style:name="P17" style:family="paragraph" style:parent-style-name="Standard" style:list-style-name="L1">
      <style:text-properties officeooo:rsid="001af9da" officeooo:paragraph-rsid="001af9da"/>
    </style:style>
    <style:style style:name="P18" style:family="paragraph" style:parent-style-name="Standard" style:list-style-name="L1">
      <style:text-properties officeooo:rsid="001dcb0c" officeooo:paragraph-rsid="001dcb0c"/>
    </style:style>
    <style:style style:name="P19" style:family="paragraph" style:parent-style-name="Standard" style:list-style-name="L1">
      <style:text-properties officeooo:rsid="001f4cdf" officeooo:paragraph-rsid="001f4cdf"/>
    </style:style>
    <style:style style:name="P20" style:family="paragraph" style:parent-style-name="Standard" style:list-style-name="L1">
      <style:text-properties officeooo:rsid="001fba26" officeooo:paragraph-rsid="001fba26"/>
    </style:style>
    <style:style style:name="P21" style:family="paragraph" style:parent-style-name="Standard" style:list-style-name="L1">
      <style:text-properties officeooo:rsid="00215714" officeooo:paragraph-rsid="00215714"/>
    </style:style>
    <style:style style:name="P22" style:family="paragraph" style:parent-style-name="Standard" style:list-style-name="L1">
      <style:text-properties officeooo:rsid="00215ab8" officeooo:paragraph-rsid="00215ab8"/>
    </style:style>
    <style:style style:name="P23" style:family="paragraph" style:parent-style-name="Standard">
      <style:text-properties officeooo:rsid="00215ab8" officeooo:paragraph-rsid="00215ab8"/>
    </style:style>
    <style:style style:name="P24" style:family="paragraph" style:parent-style-name="Standard">
      <style:text-properties officeooo:rsid="0021a2ee" officeooo:paragraph-rsid="0021a2ee"/>
    </style:style>
    <style:style style:name="P25" style:family="paragraph" style:parent-style-name="Standard" style:list-style-name="L1">
      <style:text-properties officeooo:rsid="0021a2ee" officeooo:paragraph-rsid="0021a2ee"/>
    </style:style>
    <style:style style:name="P26" style:family="paragraph" style:parent-style-name="Standard" style:list-style-name="L1">
      <style:text-properties officeooo:rsid="0022330d" officeooo:paragraph-rsid="0022330d"/>
    </style:style>
    <style:style style:name="P27" style:family="paragraph" style:parent-style-name="Standard" style:list-style-name="L1">
      <style:text-properties officeooo:rsid="0023fb75" officeooo:paragraph-rsid="0023fb75"/>
    </style:style>
    <style:style style:name="P28" style:family="paragraph" style:parent-style-name="Standard" style:list-style-name="L1">
      <style:text-properties officeooo:rsid="0024259d" officeooo:paragraph-rsid="0024259d"/>
    </style:style>
    <style:style style:name="P29" style:family="paragraph" style:parent-style-name="Standard">
      <style:text-properties officeooo:rsid="0024259d" officeooo:paragraph-rsid="0024259d"/>
    </style:style>
    <style:style style:name="P30" style:family="paragraph" style:parent-style-name="Standard" style:list-style-name="L1">
      <style:text-properties officeooo:rsid="0025fbc6" officeooo:paragraph-rsid="0025fbc6"/>
    </style:style>
    <style:style style:name="P31" style:family="paragraph" style:parent-style-name="Standard" style:list-style-name="L1">
      <style:text-properties officeooo:rsid="0026784c" officeooo:paragraph-rsid="0026784c"/>
    </style:style>
    <style:style style:name="P32" style:family="paragraph" style:parent-style-name="Standard" style:list-style-name="L1">
      <style:text-properties officeooo:rsid="0026c813" officeooo:paragraph-rsid="0026c813"/>
    </style:style>
    <style:style style:name="P33" style:family="paragraph" style:parent-style-name="Standard" style:list-style-name="L1">
      <style:text-properties officeooo:rsid="0027cb71" officeooo:paragraph-rsid="0027cb71"/>
    </style:style>
    <style:style style:name="P34" style:family="paragraph" style:parent-style-name="Standard" style:list-style-name="L1">
      <style:text-properties officeooo:rsid="00296aa9" officeooo:paragraph-rsid="00296aa9"/>
    </style:style>
    <style:style style:name="P35" style:family="paragraph" style:parent-style-name="Standard" style:list-style-name="L1">
      <style:text-properties officeooo:rsid="002b0762" officeooo:paragraph-rsid="002b0762"/>
    </style:style>
    <style:style style:name="P36" style:family="paragraph" style:parent-style-name="Standard" style:list-style-name="L1">
      <style:text-properties officeooo:rsid="002c7a06" officeooo:paragraph-rsid="002c7a06"/>
    </style:style>
    <style:style style:name="P37" style:family="paragraph" style:parent-style-name="Standard" style:list-style-name="L1">
      <style:text-properties officeooo:rsid="002df03e" officeooo:paragraph-rsid="002df03e"/>
    </style:style>
    <style:style style:name="P38" style:family="paragraph" style:parent-style-name="Standard">
      <style:text-properties officeooo:rsid="002df03e" officeooo:paragraph-rsid="002df03e"/>
    </style:style>
    <style:style style:name="P39" style:family="paragraph" style:parent-style-name="Standard" style:list-style-name="L1">
      <style:text-properties officeooo:rsid="002f9e89" officeooo:paragraph-rsid="002f9e89"/>
    </style:style>
    <style:style style:name="P40" style:family="paragraph" style:parent-style-name="Standard" style:list-style-name="L1">
      <style:text-properties officeooo:rsid="003052e2" officeooo:paragraph-rsid="003052e2"/>
    </style:style>
    <style:style style:name="P41" style:family="paragraph" style:parent-style-name="Standard" style:list-style-name="L1">
      <style:text-properties officeooo:rsid="0032237e" officeooo:paragraph-rsid="0032237e"/>
    </style:style>
    <style:style style:name="P42" style:family="paragraph" style:parent-style-name="Standard" style:list-style-name="L1">
      <style:text-properties officeooo:rsid="003321d5" officeooo:paragraph-rsid="003321d5"/>
    </style:style>
    <style:style style:name="P43" style:family="paragraph" style:parent-style-name="Standard" style:list-style-name="L1">
      <style:text-properties officeooo:rsid="00337463" officeooo:paragraph-rsid="00337463"/>
    </style:style>
    <style:style style:name="P44" style:family="paragraph" style:parent-style-name="Standard">
      <style:text-properties officeooo:rsid="003495d7" officeooo:paragraph-rsid="003495d7"/>
    </style:style>
    <style:style style:name="P45" style:family="paragraph" style:parent-style-name="Standard" style:list-style-name="L3">
      <style:text-properties officeooo:rsid="003495d7" officeooo:paragraph-rsid="003495d7"/>
    </style:style>
    <style:style style:name="P46" style:family="paragraph" style:parent-style-name="Standard" style:list-style-name="L3">
      <style:text-properties officeooo:rsid="00361ed0" officeooo:paragraph-rsid="00361ed0"/>
    </style:style>
    <style:style style:name="P47" style:family="paragraph" style:parent-style-name="Standard" style:list-style-name="L3">
      <style:text-properties officeooo:rsid="003791a4" officeooo:paragraph-rsid="003791a4"/>
    </style:style>
    <style:style style:name="P48" style:family="paragraph" style:parent-style-name="Standard" style:list-style-name="L3">
      <style:text-properties officeooo:rsid="00381da3" officeooo:paragraph-rsid="00381da3"/>
    </style:style>
    <style:style style:name="P49" style:family="paragraph" style:parent-style-name="Standard" style:list-style-name="L3">
      <style:text-properties officeooo:rsid="0039c213" officeooo:paragraph-rsid="0039c213"/>
    </style:style>
    <style:style style:name="P50" style:family="paragraph" style:parent-style-name="Standard" style:list-style-name="L3">
      <style:text-properties officeooo:rsid="003b945c" officeooo:paragraph-rsid="003b945c"/>
    </style:style>
    <style:style style:name="P51" style:family="paragraph" style:parent-style-name="Standard" style:list-style-name="L3">
      <style:text-properties officeooo:rsid="003c1bc5" officeooo:paragraph-rsid="003c1bc5"/>
    </style:style>
    <style:style style:name="P52" style:family="paragraph" style:parent-style-name="Standard" style:list-style-name="L3">
      <style:text-properties officeooo:rsid="003c1d62" officeooo:paragraph-rsid="003c1d62"/>
    </style:style>
    <style:style style:name="P53" style:family="paragraph" style:parent-style-name="Standard" style:list-style-name="L3">
      <style:text-properties officeooo:rsid="003c5af2" officeooo:paragraph-rsid="003c5af2"/>
    </style:style>
    <style:style style:name="P54" style:family="paragraph" style:parent-style-name="Standard" style:list-style-name="L3">
      <style:text-properties officeooo:rsid="003d19e5" officeooo:paragraph-rsid="003d19e5"/>
    </style:style>
    <style:style style:name="P55" style:family="paragraph" style:parent-style-name="Standard" style:list-style-name="L3">
      <style:text-properties officeooo:rsid="003deb08" officeooo:paragraph-rsid="003deb08"/>
    </style:style>
    <style:style style:name="P56" style:family="paragraph" style:parent-style-name="Standard" style:list-style-name="L3">
      <style:text-properties officeooo:rsid="003fbe55" officeooo:paragraph-rsid="003fbe55"/>
    </style:style>
    <style:style style:name="P57" style:family="paragraph" style:parent-style-name="Standard" style:list-style-name="L3">
      <style:text-properties officeooo:rsid="00416a51" officeooo:paragraph-rsid="00416a51"/>
    </style:style>
    <style:style style:name="P58" style:family="paragraph" style:parent-style-name="Standard" style:list-style-name="L3">
      <style:text-properties officeooo:rsid="0042b661" officeooo:paragraph-rsid="0042b661"/>
    </style:style>
    <style:style style:name="P59" style:family="paragraph" style:parent-style-name="Standard" style:list-style-name="L3">
      <style:text-properties officeooo:rsid="0042d294" officeooo:paragraph-rsid="0042d294"/>
    </style:style>
    <style:style style:name="P60" style:family="paragraph" style:parent-style-name="Standard" style:list-style-name="L3">
      <style:text-properties officeooo:rsid="00430076" officeooo:paragraph-rsid="00430076"/>
    </style:style>
    <style:style style:name="P61" style:family="paragraph" style:parent-style-name="Standard" style:list-style-name="L3">
      <style:text-properties officeooo:rsid="0044664d" officeooo:paragraph-rsid="0044664d"/>
    </style:style>
    <style:style style:name="P62" style:family="paragraph" style:parent-style-name="Standard" style:list-style-name="L3">
      <style:text-properties officeooo:rsid="004856b6" officeooo:paragraph-rsid="004856b6"/>
    </style:style>
    <style:style style:name="P63" style:family="paragraph" style:parent-style-name="Standard" style:list-style-name="L3">
      <style:text-properties officeooo:rsid="0049e029" officeooo:paragraph-rsid="0049e029"/>
    </style:style>
    <style:style style:name="P64" style:family="paragraph" style:parent-style-name="Standard" style:list-style-name="L3">
      <style:text-properties officeooo:rsid="004a695d" officeooo:paragraph-rsid="004a695d"/>
    </style:style>
    <style:style style:name="P65" style:family="paragraph" style:parent-style-name="Standard" style:list-style-name="L3">
      <style:text-properties officeooo:rsid="004b29cb" officeooo:paragraph-rsid="004b29cb"/>
    </style:style>
    <style:style style:name="P66" style:family="paragraph" style:parent-style-name="Standard" style:list-style-name="L3">
      <style:text-properties officeooo:rsid="004da83a" officeooo:paragraph-rsid="004da83a"/>
    </style:style>
    <style:style style:name="P67" style:family="paragraph" style:parent-style-name="Standard" style:list-style-name="L3">
      <style:text-properties officeooo:rsid="00512048" officeooo:paragraph-rsid="00512048"/>
    </style:style>
    <style:style style:name="P68" style:family="paragraph" style:parent-style-name="Standard" style:list-style-name="L3">
      <style:text-properties officeooo:rsid="0051ef46" officeooo:paragraph-rsid="0051ef46"/>
    </style:style>
    <style:style style:name="P69" style:family="paragraph" style:parent-style-name="Standard" style:list-style-name="L3">
      <style:text-properties officeooo:rsid="0052f29d" officeooo:paragraph-rsid="0052f29d"/>
    </style:style>
    <style:style style:name="P70" style:family="paragraph" style:parent-style-name="Standard" style:list-style-name="L3">
      <style:text-properties officeooo:rsid="005363b1" officeooo:paragraph-rsid="005363b1"/>
    </style:style>
    <style:style style:name="P71" style:family="paragraph" style:parent-style-name="Standard" style:list-style-name="L3">
      <style:text-properties officeooo:rsid="0054b8e4" officeooo:paragraph-rsid="0054b8e4"/>
    </style:style>
    <style:style style:name="P72" style:family="paragraph" style:parent-style-name="Standard" style:list-style-name="L3">
      <style:text-properties officeooo:rsid="00560e27" officeooo:paragraph-rsid="00560e27"/>
    </style:style>
    <style:style style:name="P73" style:family="paragraph" style:parent-style-name="Standard" style:list-style-name="L3">
      <style:text-properties officeooo:rsid="00583c2c" officeooo:paragraph-rsid="00583c2c"/>
    </style:style>
    <style:style style:name="P74" style:family="paragraph" style:parent-style-name="Standard" style:list-style-name="L3">
      <style:text-properties officeooo:rsid="00587031" officeooo:paragraph-rsid="00587031"/>
    </style:style>
    <style:style style:name="P75" style:family="paragraph" style:parent-style-name="Standard" style:list-style-name="L3">
      <style:text-properties officeooo:rsid="00588b6e" officeooo:paragraph-rsid="00588b6e"/>
    </style:style>
    <style:style style:name="P76" style:family="paragraph" style:parent-style-name="Standard" style:list-style-name="L3">
      <style:text-properties officeooo:rsid="0059b149" officeooo:paragraph-rsid="0059b149"/>
    </style:style>
    <style:style style:name="P77" style:family="paragraph" style:parent-style-name="Standard" style:list-style-name="L3">
      <style:text-properties officeooo:rsid="0059c2d4" officeooo:paragraph-rsid="0059c2d4"/>
    </style:style>
    <style:style style:name="P78" style:family="paragraph" style:parent-style-name="Standard" style:list-style-name="L3">
      <style:text-properties officeooo:rsid="0059c760" officeooo:paragraph-rsid="0059c760"/>
    </style:style>
    <style:style style:name="P79" style:family="paragraph" style:parent-style-name="Standard" style:list-style-name="L3">
      <style:text-properties officeooo:rsid="005b7a42" officeooo:paragraph-rsid="005b7a42"/>
    </style:style>
    <style:style style:name="P80" style:family="paragraph" style:parent-style-name="Standard" style:list-style-name="L3">
      <style:text-properties officeooo:rsid="005cd5c4" officeooo:paragraph-rsid="005cd5c4"/>
    </style:style>
    <style:style style:name="P81" style:family="paragraph" style:parent-style-name="Standard" style:list-style-name="L3">
      <style:text-properties officeooo:rsid="00606c67" officeooo:paragraph-rsid="00606c67"/>
    </style:style>
    <style:style style:name="P82" style:family="paragraph" style:parent-style-name="Standard" style:list-style-name="L3">
      <style:text-properties officeooo:rsid="0062487b" officeooo:paragraph-rsid="0062487b"/>
    </style:style>
    <style:style style:name="T1" style:family="text">
      <style:text-properties officeooo:rsid="00069b58"/>
    </style:style>
    <style:style style:name="T2" style:family="text">
      <style:text-properties officeooo:rsid="00371f46"/>
    </style:style>
    <style:style style:name="T3" style:family="text">
      <style:text-properties officeooo:rsid="003cefe1"/>
    </style:style>
    <style:style style:name="T4" style:family="text">
      <style:text-properties officeooo:rsid="00414cf3"/>
    </style:style>
    <style:style style:name="T5" style:family="text">
      <style:text-properties officeooo:rsid="0052a96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597039334283690207" text:style-name="L2">
        <text:list-item>
          <text:p text:style-name="P4"><text:span text:style-name="T1">Wireless HART </text:span></text:p>
        </text:list-item>
      </text:list>
      <text:p text:style-name="P1"/>
      <text:list xml:id="list8937976598800639918" text:style-name="L1">
        <text:list-item>
          <text:list>
            <text:list-item>
              <text:p text:style-name="P2">Systemet er fullstendig konfigurert av network manageren </text:p>
            </text:list-item>
            <text:list-item>
              <text:p text:style-name="P3">Routingen er for det meste tree routing, men det er også mulig å ha mesh routing også. </text:p>
            </text:list-item>
            <text:list-item>
              <text:p text:style-name="P5">250kbps </text:p>
            </text:list-item>
            <text:list-item>
              <text:p text:style-name="P5">Tiden er delt opp i slots, men det er incen beacon </text:p>
              <text:list>
                <text:list-item>
                  <text:p text:style-name="P6">Inne i en slot er det tid for en pakke, og en tid for at destinasjonen kan sende en ack </text:p>
                </text:list-item>
              </text:list>
            </text:list-item>
            <text:list-item>
              <text:p text:style-name="P7">Channel hopping ved hver channel </text:p>
              <text:list>
                <text:list-item>
                  <text:p text:style-name="P7">Det er en liste med brukte kanaler (Samme for alle, noen kan være blacklisted)</text:p>
                </text:list-item>
              </text:list>
            </text:list-item>
            <text:list-item>
              <text:p text:style-name="P7">Slots kan være for sending og receiving/broadcast /join / shared</text:p>
              <text:list>
                <text:list-item>
                  <text:p text:style-name="P7">Shared kan la flere noder dele en slot, </text:p>
                </text:list-item>
              </text:list>
            </text:list-item>
            <text:list-item>
              <text:p text:style-name="P8">Hver node ville ha måttet hatt en enorm tabell som sier hva de gjlr ved hver frame</text:p>
              <text:list>
                <text:list-item>
                  <text:p text:style-name="P8">Like lang som minste felles multiplum av periodene</text:p>
                </text:list-item>
              </text:list>
            </text:list-item>
            <text:list-item>
              <text:p text:style-name="P9">Superframe</text:p>
              <text:list>
                <text:list-item>
                  <text:p text:style-name="P10">Alle superframes starter ved time 0</text:p>
                  <text:list>
                    <text:list-item>
                      <text:p text:style-name="P11">Det er lett å vite hvor man er i en superframe </text:p>
                    </text:list-item>
                    <text:list-item>
                      <text:p text:style-name="P11">Man trenger bare å vite at man sender eller mottar på et timestep i løpet av en superframe </text:p>
                    </text:list-item>
                    <text:list-item>
                      <text:p text:style-name="P11">Men det er en fare for at den samme noden ender opp med en konflikt. </text:p>
                      <text:list>
                        <text:list-item>
                          <text:p text:style-name="P12">For hver trafikk har man en ofset. </text:p>
                          <text:list>
                            <text:list-item>
                              <text:p text:style-name="P12">Det er mulig å ha shared slots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">Trafic specifications </text:p>
              <text:list>
                <text:list-item>
                  <text:p text:style-name="P12">Det er gitt som timetables </text:p>
                </text:list-item>
              </text:list>
            </text:list-item>
            <text:list-item>
              <text:p text:style-name="P13">Wireless HART gir lov til retransmits </text:p>
              <text:list>
                <text:list-item>
                  <text:p text:style-name="P14">Man setter en second slot for den samme pakke </text:p>
                </text:list-item>
              </text:list>
            </text:list-item>
            <text:list-item>
              <text:p text:style-name="P14">Man må også planlegge for en andre retry </text:p>
              <text:list>
                <text:list-item>
                  <text:p text:style-name="P15">Den første er til den samme noden </text:p>
                </text:list-item>
                <text:list-item>
                  <text:p text:style-name="P16">Den andre retryen sendes til en annne node</text:p>
                  <text:list>
                    <text:list-item>
                      <text:p text:style-name="P16">Om den mislykkes er det over </text:p>
                    </text:list-item>
                  </text:list>
                </text:list-item>
                <text:list-item>
                  <text:p text:style-name="P17">Det er en reservasjon av mange slots (Bare i tilfelle) </text:p>
                </text:list-item>
              </text:list>
            </text:list-item>
            <text:list-item>
              <text:p text:style-name="P18">Routing </text:p>
              <text:list>
                <text:list-item>
                  <text:p text:style-name="P19">Defineres a network manageren </text:p>
                </text:list-item>
                <text:list-item>
                  <text:p text:style-name="P19">4 typer </text:p>
                  <text:list>
                    <text:list-item>
                      <text:p text:style-name="P19">Graph routing </text:p>
                    </text:list-item>
                    <text:list-item>
                      <text:p text:style-name="P20">Source routing </text:p>
                      <text:list>
                        <text:list-item>
                          <text:p text:style-name="P20">Inne i pakken er hele routen spessifisert </text:p>
                        </text:list-item>
                      </text:list>
                    </text:list-item>
                    <text:list-item>
                      <text:p text:style-name="P20">Broadcast </text:p>
                      <text:list>
                        <text:list-item>
                          <text:p text:style-name="P20">Floode tettverket </text:p>
                        </text:list-item>
                      </text:list>
                    </text:list-item>
                    <text:list-item>
                      <text:p text:style-name="P20">No routing </text:p>
                      <text:list>
                        <text:list-item>
                          <text:p text:style-name="P20">Man holder seg lokal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">Time synchronisation </text:p>
              <text:list>
                <text:list-item>
                  <text:p text:style-name="P21">Keep alive </text:p>
                  <text:list>
                    <text:list-item>
                      <text:p text:style-name="P21">max 30. sekunder mellom pakker mellom noder </text:p>
                      <text:list>
                        <text:list-item>
                          <text:p text:style-name="P21">Brukes til synkroniserting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Konklusjon om wlan </text:p>
              <text:list>
                <text:list-item>
                  <text:p text:style-name="P22">Pros</text:p>
                  <text:list>
                    <text:list-item>
                      <text:p text:style-name="P22">Det er en fullstendig løsning </text:p>
                    </text:list-item>
                    <text:list-item>
                      <text:p text:style-name="P22">God robusthet mot interferens og feil </text:p>
                      <text:list>
                        <text:list-item>
                          <text:p text:style-name="P22"><text:soft-page-break/>Route diversity, retransmissions, channel hopping </text:p>
                        </text:list-item>
                      </text:list>
                    </text:list-item>
                  </text:list>
                </text:list-item>
                <text:list-item>
                  <text:p text:style-name="P25">Cons </text:p>
                  <text:list>
                    <text:list-item>
                      <text:p text:style-name="P26">Den er kompleks =&gt; Vanskelig å schedule </text:p>
                    </text:list-item>
                    <text:list-item>
                      <text:p text:style-name="P27">Ganske lite effektiv </text:p>
                      <text:list>
                        <text:list-item>
                          <text:p text:style-name="P27">(Fixed size slots, resources allokert for 2 retries) </text:p>
                        </text:list-item>
                      </text:list>
                    </text:list-item>
                    <text:list-item>
                      <text:p text:style-name="P27">Sentralisert (Single sink)</text:p>
                    </text:list-item>
                  </text:list>
                </text:list-item>
              </text:list>
            </text:list-item>
            <text:list-item>
              <text:p text:style-name="P27">Man vil også ha redundans i aksesspunkt. </text:p>
            </text:list-item>
            <text:list-item>
              <text:p text:style-name="P28">Det er papers der ute som vi kan lese..............................................</text:p>
            </text:list-item>
          </text:list>
        </text:list-item>
      </text:list>
      <text:p text:style-name="P29"/>
      <text:p text:style-name="P29"/>
      <text:p text:style-name="P29"/>
      <text:list xml:id="list115560828727584" text:continue-numbering="true" text:style-name="L1">
        <text:list-item>
          <text:p text:style-name="P30">6TiSCH</text:p>
          <text:list>
            <text:list-item>
              <text:p text:style-name="P30">Time synchronized channel hopping </text:p>
            </text:list-item>
            <text:list-item>
              <text:p text:style-name="P30">Vil lage en insudtri-standard bassert på TSCH. </text:p>
            </text:list-item>
            <text:list-item>
              <text:p text:style-name="P31">Det er et forøk på å få til noe «real-time» ved å bruke denne framgangsmåten</text:p>
            </text:list-item>
            <text:list-item>
              <text:p text:style-name="P32">De krever at mesteparten av pathen er stabil </text:p>
              <text:list>
                <text:list-item>
                  <text:p text:style-name="P33">Det er ikke nok å si at man har en god protokoll for å få til realtime. </text:p>
                  <text:list>
                    <text:list-item>
                      <text:p text:style-name="P34">Det er veldig viktig hvordan man setter opp antenne, og alt utenfor protokollene for å få god reliability </text:p>
                    </text:list-item>
                    <text:list-item>
                      <text:p text:style-name="P35">Man må ha instalation guidelines </text:p>
                    </text:list-item>
                  </text:list>
                </text:list-item>
                <text:list-item>
                  <text:p text:style-name="P36">Av og til kan man ikke få gode links </text:p>
                  <text:list>
                    <text:list-item>
                      <text:p text:style-name="P37">Retransmission scheme 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p text:style-name="P38"/>
      <text:list xml:id="list115560443650183" text:continue-numbering="true" text:style-name="L1">
        <text:list-item>
          <text:p text:style-name="P39">Retransmission schemes </text:p>
          <text:list>
            <text:list-item>
              <text:p text:style-name="P39">Assigne slots for retries på en fast måte </text:p>
            </text:list-item>
            <text:list-item>
              <text:p text:style-name="P40">Man kan også ha et pool av slots som man kan assigne dynamisk </text:p>
            </text:list-item>
            <text:list-item>
              <text:p text:style-name="P40">Gjør det mulig å ha flere retries for et same antall slots </text:p>
            </text:list-item>
            <text:list-item>
              <text:p text:style-name="P41">Parameters </text:p>
            </text:list-item>
            <text:list-item>
              <text:p text:style-name="P42">PER : Packet error rate </text:p>
            </text:list-item>
            <text:list-item>
              <text:p text:style-name="P42">BER : </text:p>
            </text:list-item>
            <text:list-item>
              <text:p text:style-name="P42">Residual </text:p>
            </text:list-item>
          </text:list>
        </text:list-item>
        <text:list-item>
          <text:p text:style-name="P42">Konklusjon </text:p>
          <text:list>
            <text:list-item>
              <text:p text:style-name="P42">TDMA hr blitt mye brukt i industrien </text:p>
            </text:list-item>
            <text:list-item>
              <text:p text:style-name="P43">Forskjellige løsninger med forskjellige application scopes </text:p>
              <text:list>
                <text:list-item>
                  <text:p text:style-name="P43">Vanskelig å h en «One sixe fits all»</text:p>
                </text:list-item>
              </text:list>
            </text:list-item>
            <text:list-item>
              <text:p text:style-name="P43">De fleste retransmission schemes er statiske </text:p>
              <text:list>
                <text:list-item>
                  <text:p text:style-name="P43">Ikke veldig effektivt, spessielt når link reliaility ikke er til å stole på. </text:p>
                </text:list-item>
              </text:list>
            </text:list-item>
          </text:list>
        </text:list-item>
      </text:list>
      <text:p text:style-name="P23"/>
      <text:p text:style-name="P23"/>
      <text:p text:style-name="P23"/>
      <text:p text:style-name="P44">RECAP av hele faget </text:p>
      <text:list xml:id="list9152764909496117529" text:style-name="L3">
        <text:list-item>
          <text:p text:style-name="P45">CAN </text:p>
        </text:list-item>
        <text:list-item>
          <text:p text:style-name="P45">WorldFIP</text:p>
        </text:list-item>
        <text:list-item>
          <text:p text:style-name="P45">Eternett </text:p>
        </text:list-item>
      </text:list>
      <text:p text:style-name="P44"/>
      <text:list xml:id="list115559644894659" text:continue-numbering="true" text:style-name="L3">
        <text:list-item>
          <text:p text:style-name="P45">Wired networks </text:p>
          <text:list>
            <text:list-item>
              <text:p text:style-name="P45">De fleste sanntidsegenskapene er på mac-laget </text:p>
            </text:list-item>
            <text:list-item>
              <text:p text:style-name="P46">Ikke glem inaccessability: <text:span text:style-name="T2">Noder kan være umulig å få tak i dem </text:span></text:p>
            </text:list-item>
            <text:list-item>
              <text:p text:style-name="P47"><text:soft-page-break/>Token-basserte nettver er deffinert på om det ikke er noen token losses </text:p>
            </text:list-item>
            <text:list-item>
              <text:p text:style-name="P48">Jo høyere bit-rate, jo høtere er overheaden til request/response protokoller </text:p>
              <text:list>
                <text:list-item>
                  <text:p text:style-name="P49">Muligens også unngå en ack per pakke ved raske nett </text:p>
                </text:list-item>
              </text:list>
            </text:list-item>
            <text:list-item>
              <text:p text:style-name="P50">Switched networks kan utnytte begge retninger samtidig. </text:p>
            </text:list-item>
            <text:list-item>
              <text:p text:style-name="P51">Time-sensitive networking er forsøket på å gjøre eternett real-time </text:p>
            </text:list-item>
          </text:list>
        </text:list-item>
        <text:list-item>
          <text:p text:style-name="P52">Wireless sensor networks </text:p>
          <text:list>
            <text:list-item>
              <text:p text:style-name="P53">Randoms, slots, frames, hybrid <text:span text:style-name="T3">er de fire hovedfamiliene </text:span></text:p>
            </text:list-item>
            <text:list-item>
              <text:p text:style-name="P54">Glossy:</text:p>
              <text:list>
                <text:list-item>
                  <text:p text:style-name="P55">Man prøver å sende samtidig om noe skal kringkastes for å få <text:span text:style-name="T4">konstruktiv </text:span>interferens </text:p>
                  <text:list>
                    <text:list-item>
                      <text:p text:style-name="P56">Dette er motsatt av den vanlige måten å sende noe. </text:p>
                    </text:list-item>
                  </text:list>
                </text:list-item>
                <text:list-item>
                  <text:p text:style-name="P57">Finnes også noen som prøver å få til RT med glossy </text:p>
                </text:list-item>
                <text:list-item>
                  <text:p text:style-name="P58">Glossy er et av de veldig få gjennombruddene </text:p>
                </text:list-item>
              </text:list>
            </text:list-item>
          </text:list>
        </text:list-item>
        <text:list-item>
          <text:p text:style-name="P59">Trådløse overføringer og myter </text:p>
          <text:list>
            <text:list-item>
              <text:p text:style-name="P60">Myte: </text:p>
            </text:list-item>
            <text:list-item>
              <text:p text:style-name="P57">Real-time softwa</text:p>
            </text:list-item>
          </text:list>
        </text:list-item>
        <text:list-item>
          <text:p text:style-name="P60">Propagation</text:p>
          <text:list>
            <text:list-item>
              <text:p text:style-name="P61">Fading: </text:p>
              <text:list>
                <text:list-item>
                  <text:p text:style-name="P62">Om man har en sender og en reciver kan de ofte reflekteres langs forskjellige ting, ikke bare ved den direkte stien </text:p>
                  <text:list>
                    <text:list-item>
                      <text:p text:style-name="P63">Det betyr forskjellig path -lengrh =&gt; Forskjellig fase.. </text:p>
                    </text:list-item>
                    <text:list-item>
                      <text:p text:style-name="P64">På et punkt vil signalene ødelegge hverandre </text:p>
                    </text:list-item>
                    <text:list-item>
                      <text:p text:style-name="P65">Dette er avhengig av kanaler &lt;= pahes -shift er channel dependent </text:p>
                      <text:list>
                        <text:list-item>
                          <text:p text:style-name="P65">Det er også time-dependent, siden miljøet kan endre seg. </text:p>
                        </text:list-item>
                        <text:list-item>
                          <text:p text:style-name="P66">Selv om maner nære hverandre kan man oppleve at man ikke kan sende noe i det hele tatt. (en av fordelene med channel hopping) </text:p>
                        </text:list-item>
                      </text:list>
                    </text:list-item>
                    <text:list-item>
                      <text:p text:style-name="P67">Løsninger med channel hoping er vanligvis bedre enn single channel løsninger.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8">Attinuation: <text:span text:style-name="T5">Hvor me svakere et signal blir, jo lenger unna man går fra en sender </text:span></text:p>
        </text:list-item>
        <text:list-item>
          <text:p text:style-name="P69">Energy consumption </text:p>
          <text:list>
            <text:list-item>
              <text:p text:style-name="P69">Trafikk er skjeldent konstant </text:p>
            </text:list-item>
            <text:list-item>
              <text:p text:style-name="P69">Godt mulig at man i fremtiden kommer til å ha adaptive protokoller </text:p>
            </text:list-item>
          </text:list>
        </text:list-item>
        <text:list-item>
          <text:p text:style-name="P69"/>
        </text:list-item>
        <text:list-item>
          <text:p text:style-name="P68">Hvor real-time </text:p>
        </text:list-item>
        <text:list-item>
          <text:p text:style-name="P70">TDMA er bra når trafikken er konstant (Og sentralisert) </text:p>
          <text:list>
            <text:list-item>
              <text:p text:style-name="P70">Beware of coexistence (eg. By having systematic hopping)</text:p>
            </text:list-item>
            <text:list-item>
              <text:p text:style-name="P70">Beware of mobility </text:p>
            </text:list-item>
          </text:list>
        </text:list-item>
        <text:list-item>
          <text:p text:style-name="P71">Valg mellom flere muligheer </text:p>
          <text:list>
            <text:list-item>
              <text:p text:style-name="P72">Det er en liste i slidsene </text:p>
            </text:list-item>
          </text:list>
        </text:list-item>
        <text:list-item>
          <text:p text:style-name="P73">Det er også viktig å ta redskapene i vetraktning </text:p>
        </text:list-item>
        <text:list-item>
          <text:p text:style-name="P74">Most serious conenders</text:p>
          <text:list>
            <text:list-item>
              <text:p text:style-name="P74">IETF</text:p>
            </text:list-item>
            <text:list-item>
              <text:p text:style-name="P74">ZigBee</text:p>
            </text:list-item>
            <text:list-item>
              <text:p text:style-name="P74">BLE</text:p>
            </text:list-item>
            <text:list-item>
              <text:p text:style-name="P74">Wireless Industrial </text:p>
            </text:list-item>
            <text:list-item>
              <text:p text:style-name="P74">Home automation : ..., </text:p>
              <text:list>
                <text:list-item>
                  <text:p text:style-name="P75">Det er en ny generasjon av nettverk som kalles low power wide area networks </text:p>
                  <text:list>
                    <text:list-item>
                      <text:p text:style-name="P76">10-20 km </text:p>
                    </text:list-item>
                    <text:list-item>
                      <text:p text:style-name="P77">Star topology </text:p>
                      <text:list>
                        <text:list-item>
                          <text:p text:style-name="P78"><text:soft-page-break/>Om sentrum ikke har noen power constaints er det ganske lett å lage løsninger hvor endene bruker lite energi </text:p>
                        </text:list-item>
                        <text:list-item>
                          <text:p text:style-name="P79">Man kan lage nettverk som er store </text:p>
                          <text:list>
                            <text:list-item>
                              <text:p text:style-name="P79">Men man kan bare få til dette om man reduserer bit-raten ganske kraftig </text:p>
                            </text:list-item>
                            <text:list-item>
                              <text:p text:style-name="P79">Men dette har helt klart også sine use-cases. </text:p>
                            </text:list-item>
                            <text:list-item>
                              <text:p text:style-name="P80">Det er ammendable med RT, men det er ikke det for øyeblikket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1">MQT (?) </text:p>
            </text:list-item>
          </text:list>
        </text:list-item>
        <text:list-item>
          <text:p text:style-name="P82">RFC 1925 Fundamental truths of networking </text:p>
          <text:list>
            <text:list-item>
              <text:p text:style-name="P82"/>
            </text:list-item>
          </text:list>
        </text:list-item>
      </text:list>
      <text:p text:style-name="P23"/>
      <text:p text:style-name="P23"/>
      <text:p text:style-name="P24">Channel hopping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10:15:36.847795881</meta:creation-date>
    <meta:generator>LibreOffice/5.1.6.2$Linux_X86_64 LibreOffice_project/10m0$Build-2</meta:generator>
    <dc:date>2019-05-27T11:55:58.822255427</dc:date>
    <meta:editing-duration>PT1H39M36S</meta:editing-duration>
    <meta:editing-cycles>97</meta:editing-cycles>
    <meta:document-statistic meta:table-count="0" meta:image-count="0" meta:object-count="0" meta:page-count="4" meta:paragraph-count="139" meta:word-count="1056" meta:character-count="5553" meta:non-whitespace-character-count="4656"/>
  </office:meta>
</office:document-meta>
</file>